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2955" officeooo:paragraph-rsid="001a2955"/>
    </style:style>
    <style:style style:name="P2" style:family="paragraph" style:parent-style-name="Standard">
      <style:text-properties officeooo:rsid="001a2955" officeooo:paragraph-rsid="001a2955"/>
    </style:style>
    <style:style style:name="P3" style:family="paragraph" style:parent-style-name="Standard">
      <style:text-properties officeooo:rsid="001a2955" officeooo:paragraph-rsid="001d9e0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d9e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 Documentation</text:p>
      <text:p text:style-name="P1">Marcus Casey</text:p>
      <text:p text:style-name="P1">Lab Section 3</text:p>
      <text:p text:style-name="P1"/>
      <text:p text:style-name="P1"/>
      <text:p text:style-name="P1"/>
      <text:p text:style-name="P1"/>
      <text:p text:style-name="P1"/>
      <text:p text:style-name="P1"/>
      <text:p text:style-name="P1"><text:tab/>The purpose of this program was to take in an input file, store it in an array, sort it alphabetically, and export it to an output file. The program was very straightforward. My design varied over the course of implementation, initially I under thought the program and decided to outline it in basic pseudo as I was struggling getting the whole picture. I decided to go with a very simple design, going for a standard <text:span text:style-name="T1">strcompare</text:span> and copy functions to sort the array and using <text:span text:style-name="T1">fstream</text:span> to get the file in and out. I don’t really know how to explain design in more depth.</text:p>
      <text:p text:style-name="P1"/>
      <text:p text:style-name="P1"><text:tab/>I took last semester off so paired with winter break and summer break I have had about a year from c++ but have been using php sql and java for my internship which was really messing with my ability to think of the project design. I kept on thinking I could use basic library functions included in algorithm and string mostly <text:span text:style-name="T1">sort</text:span><text:span text:style-name="T2">.</text:span> (Obviously this isn’t allowed) Most of my time spent was literally just looking up the libraries and the basics to refresh my memory. It really wasn't that hard once I remembered what was going on. </text:p>
      <text:p text:style-name="P1"/>
      <text:p text:style-name="P3"><text:tab/>The time I submitted isn’t indicated of difficulty, more I just didn’t get around to submitting it and typing this document until now, I know you mentioned that in lab a lot of people had not yet so I wanted to mention that. If I had more time I would want to stare at the code some more and think of how I could make the program more concise. I hate being redundant and really felt I failed on missing some clever way to sort without creating my functions. I could have created functions for file in and file out, but I decided that wasn’t really needed for the project. The only problem I had was in the actual sorting process, I realized I had used a <text:span text:style-name="T1">while</text:span> in a very questionable way so I simply just made it a <text:span text:style-name="T1">do</text:span> <text:span text:style-name="T1">while</text:span> to make my logic work. I really should have structured it differently as I know <text:span text:style-name="T1">do</text:span> <text:span text:style-name="T1">while’s</text:span> aren’t ideal but I didn’t want to restructure the sort.</text:p>
      <text:p text:style-name="P3"/>
      <text:p text:style-name="P3"><text:s/><text:span text:style-name="T3">My one concern is that I didn’t “indent properly” again as in the lab assignment, I only used tabs this time so I hope that it turned out okay. If I didn’t I would really appreciate maybe a line of code and how it should be presented or I can visit after lab.</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20:25:04.687465805</meta:creation-date>
    <dc:date>2016-09-16T20:39:07.451379006</dc:date>
    <meta:editing-duration>PT55S</meta:editing-duration>
    <meta:editing-cycles>4</meta:editing-cycles>
    <meta:generator>LibreOffice/5.1.4.2$Linux_X86_64 LibreOffice_project/10m0$Build-2</meta:generator>
    <meta:document-statistic meta:table-count="0" meta:image-count="0" meta:object-count="0" meta:page-count="1" meta:paragraph-count="7" meta:word-count="431" meta:character-count="2278" meta:non-whitespace-character-count="1849"/>
  </office:meta>
</office:document-meta>
</file>